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325" officeooo:paragraph-rsid="0003e325"/>
    </style:style>
    <style:style style:name="P2" style:family="paragraph" style:parent-style-name="Standard">
      <style:text-properties officeooo:rsid="0004f13c" officeooo:paragraph-rsid="0004f13c"/>
    </style:style>
    <style:style style:name="T1" style:family="text">
      <style:text-properties officeooo:rsid="0004f13c"/>
    </style:style>
    <style:style style:name="T2" style:family="text">
      <style:text-properties officeooo:rsid="0005f2aa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06f27e" style:font-size-asian="13pt" style:font-weight-asian="bold" style:font-size-complex="13pt" style:font-weight-complex="bold"/>
    </style:style>
    <style:style style:name="T6" style:family="text">
      <style:text-properties officeooo:rsid="0006f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ere page</text:span> → <text:s/>La page centrale de mon site ? Il aura tous les annonces , un bloc de recherche et des <text:tab/><text:tab/> options pour s inscrire/ connection d’ un compte . <text:span text:style-name="T2">Il y aura aussi l option pour <text:tab/><text:tab/><text:tab/> changer les langues !!!!</text:span></text:p>
      <text:p text:style-name="P1"/>
      <text:p text:style-name="P1"><text:span text:style-name="T4">page 2 </text:span>→ la formule de l inscription/ <text:span text:style-name="T6">connection</text:span></text:p>
      <text:p text:style-name="P1"/>
      <text:p text:style-name="P1"><text:span text:style-name="T4">page </text:span><text:span text:style-name="T5">3</text:span> → la formule pour postuler une annonce/ <text:span text:style-name="T1">créer des annonces</text:span></text:p>
      <text:p text:style-name="P1"/>
      <text:p text:style-name="P1"><text:span text:style-name="T4">page </text:span><text:span text:style-name="T5">4</text:span><text:span text:style-name="T4"> </text:span>→ une page avec les annonces <text:span text:style-name="T1">q</text:span>u on a recherche / qu on veut regarder</text:p>
      <text:p text:style-name="P1"/>
      <text:p text:style-name="P2"><text:span text:style-name="T4">page </text:span><text:span text:style-name="T5">5</text:span> → apres qu on clique sur une annonce pour voir tous les details de cette anno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8:00:33.038896966</meta:creation-date>
    <dc:date>2020-02-17T18:51:26.028271051</dc:date>
    <meta:editing-duration>PT40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98" meta:character-count="487" meta:non-whitespace-character-count="386"/>
  </office:meta>
</office:document-meta>
</file>